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" style:family="table-cell" style:parent-style-name="Pivot_20_Table_20_Field">
      <style:table-cell-properties fo:border="0.99pt solid #000000"/>
    </style:style>
    <style:style style:name="ce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23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23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23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123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23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3"/>
    <style:style style:name="ce17" style:family="table-cell" style:parent-style-name="Pivot_20_Table_20_Value" style:data-style-name="N123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123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123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123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123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123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16"/>
        <table:table-column table:style-name="co1" table:default-cell-style-name="ce22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 table:number-columns-repeated="9"/>
          <table:table-cell table:style-name="ce19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8" office:value-type="string" calcext:value-type="string">
            <text:p>Sum of <text:s/>2,005 </text:p>
          </table:table-cell>
          <table:table-cell table:style-name="ce14" office:value-type="string" calcext:value-type="string">
            <text:p>Sum of <text:s/>2,006 </text:p>
          </table:table-cell>
          <table:table-cell table:style-name="ce14" office:value-type="string" calcext:value-type="string">
            <text:p>Sum of <text:s/>2,007 </text:p>
          </table:table-cell>
          <table:table-cell table:style-name="ce14" office:value-type="string" calcext:value-type="string">
            <text:p>Sum of <text:s/>2,008 </text:p>
          </table:table-cell>
          <table:table-cell table:style-name="ce14" office:value-type="string" calcext:value-type="string">
            <text:p>Sum of <text:s/>2,009 </text:p>
          </table:table-cell>
          <table:table-cell table:style-name="ce14" office:value-type="string" calcext:value-type="string">
            <text:p>Sum of <text:s/>2,010 </text:p>
          </table:table-cell>
          <table:table-cell table:style-name="ce14" office:value-type="string" calcext:value-type="string">
            <text:p>Sum of <text:s/>2,011 </text:p>
          </table:table-cell>
          <table:table-cell table:style-name="ce14" office:value-type="string" calcext:value-type="string">
            <text:p>Sum of <text:s/>2,012 </text:p>
          </table:table-cell>
          <table:table-cell table:style-name="ce14" office:value-type="string" calcext:value-type="string">
            <text:p>Sum of <text:s/>2,013 </text:p>
          </table:table-cell>
          <table:table-cell table:style-name="ce14" office:value-type="string" calcext:value-type="string">
            <text:p>Sum of <text:s/>2,014 </text:p>
          </table:table-cell>
          <table:table-cell table:style-name="ce20" office:value-type="string" calcext:value-type="string">
            <text:p>Sum of <text:s/>2,015 </text:p>
          </table:table-cell>
        </table:table-row>
        <table:table-row table:style-name="ro1">
          <table:table-cell table:style-name="ce3"/>
          <table:table-cell table:style-name="ce9" office:value-type="float" office:value="14176619.5476005" calcext:value-type="float">
            <text:p><text:s/>1,41,76,620 </text:p>
          </table:table-cell>
          <table:table-cell table:style-name="ce15" office:value-type="float" office:value="14485549.9238735" calcext:value-type="float">
            <text:p><text:s/>1,44,85,550 </text:p>
          </table:table-cell>
          <table:table-cell table:style-name="ce15" office:value-type="float" office:value="14726234.4357935" calcext:value-type="float">
            <text:p><text:s/>1,47,26,234 </text:p>
          </table:table-cell>
          <table:table-cell table:style-name="ce15" office:value-type="float" office:value="14725054.7150025" calcext:value-type="float">
            <text:p><text:s/>1,47,25,055 </text:p>
          </table:table-cell>
          <table:table-cell table:style-name="ce15" office:value-type="float" office:value="14508229.7098511" calcext:value-type="float">
            <text:p><text:s/>1,45,08,230 </text:p>
          </table:table-cell>
          <table:table-cell table:style-name="ce15" office:value-type="float" office:value="14459001.6314388" calcext:value-type="float">
            <text:p><text:s/>1,44,59,002 </text:p>
          </table:table-cell>
          <table:table-cell table:style-name="ce15" office:value-type="float" office:value="14448518.7964298" calcext:value-type="float">
            <text:p><text:s/>1,44,48,519 </text:p>
          </table:table-cell>
          <table:table-cell table:style-name="ce15" office:value-type="float" office:value="14301840.6108651" calcext:value-type="float">
            <text:p><text:s/>1,43,01,841 </text:p>
          </table:table-cell>
          <table:table-cell table:style-name="ce15" office:value-type="float" office:value="14420001.151062" calcext:value-type="float">
            <text:p><text:s/>1,44,20,001 </text:p>
          </table:table-cell>
          <table:table-cell table:style-name="ce15" office:value-type="float" office:value="14474835.0843144" calcext:value-type="float">
            <text:p><text:s/>1,44,74,835 </text:p>
          </table:table-cell>
          <table:table-cell table:style-name="ce21" office:value-type="float" office:value="14529295.6865109" calcext:value-type="float">
            <text:p><text:s/>1,45,29,296 </text:p>
          </table:table-cell>
        </table:table-row>
        <table:table-row table:style-name="ro1">
          <table:table-cell office:value-type="string" calcext:value-type="string">
            <text:p>Andaman and Nicobar Island</text:p>
          </table:table-cell>
          <table:table-cell office:value-type="float" office:value="4038.34166436618" calcext:value-type="float">
            <text:p><text:s/>4,038 </text:p>
          </table:table-cell>
          <table:table-cell office:value-type="float" office:value="4062.09377619412" calcext:value-type="float">
            <text:p><text:s/>4,062 </text:p>
          </table:table-cell>
          <table:table-cell office:value-type="float" office:value="4192.77620198235" calcext:value-type="float">
            <text:p><text:s/>4,193 </text:p>
          </table:table-cell>
          <table:table-cell office:value-type="float" office:value="4151.07595700294" calcext:value-type="float">
            <text:p><text:s/>4,151 </text:p>
          </table:table-cell>
          <table:table-cell office:value-type="float" office:value="3993.48909937647" calcext:value-type="float">
            <text:p><text:s/>3,993 </text:p>
          </table:table-cell>
          <table:table-cell office:value-type="float" office:value="3893.75659307941" calcext:value-type="float">
            <text:p><text:s/>3,894 </text:p>
          </table:table-cell>
          <table:table-cell office:value-type="float" office:value="3788.73537519971" calcext:value-type="float">
            <text:p><text:s/>3,789 </text:p>
          </table:table-cell>
          <table:table-cell office:value-type="float" office:value="3678.82212876853" calcext:value-type="float">
            <text:p><text:s/>3,679 </text:p>
          </table:table-cell>
          <table:table-cell office:value-type="float" office:value="3659.54949995558" calcext:value-type="float">
            <text:p><text:s/>3,660 </text:p>
          </table:table-cell>
          <table:table-cell office:value-type="float" office:value="3414.47286154904" calcext:value-type="float">
            <text:p><text:s/>3,414 </text:p>
          </table:table-cell>
          <table:table-cell office:value-type="float" office:value="3574.06137431897" calcext:value-type="float">
            <text:p><text:s/>3,574 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704967.916730953" calcext:value-type="float">
            <text:p><text:s/>7,04,968 </text:p>
          </table:table-cell>
          <table:table-cell office:value-type="float" office:value="739321.321945351" calcext:value-type="float">
            <text:p><text:s/>7,39,321 </text:p>
          </table:table-cell>
          <table:table-cell office:value-type="float" office:value="763799.410340439" calcext:value-type="float">
            <text:p><text:s/>7,63,799 </text:p>
          </table:table-cell>
          <table:table-cell office:value-type="float" office:value="764645.04730334" calcext:value-type="float">
            <text:p><text:s/>7,64,645 </text:p>
          </table:table-cell>
          <table:table-cell office:value-type="float" office:value="715199.644582068" calcext:value-type="float">
            <text:p><text:s/>7,15,200 </text:p>
          </table:table-cell>
          <table:table-cell office:value-type="float" office:value="738780.177399286" calcext:value-type="float">
            <text:p><text:s/>7,38,780 </text:p>
          </table:table-cell>
          <table:table-cell office:value-type="float" office:value="715458.82382614" calcext:value-type="float">
            <text:p><text:s/>7,15,459 </text:p>
          </table:table-cell>
          <table:table-cell office:value-type="float" office:value="674166.580594476" calcext:value-type="float">
            <text:p><text:s/>6,74,167 </text:p>
          </table:table-cell>
          <table:table-cell office:value-type="float" office:value="684273.706594936" calcext:value-type="float">
            <text:p><text:s/>6,84,274 </text:p>
          </table:table-cell>
          <table:table-cell office:value-type="float" office:value="670428.996536154" calcext:value-type="float">
            <text:p><text:s/>6,70,429 </text:p>
          </table:table-cell>
          <table:table-cell office:value-type="float" office:value="641730.958215841" calcext:value-type="float">
            <text:p><text:s/>6,41,731 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34573.85356456" calcext:value-type="float">
            <text:p><text:s/>34,574 </text:p>
          </table:table-cell>
          <table:table-cell office:value-type="float" office:value="33986.74729403" calcext:value-type="float">
            <text:p><text:s/>33,987 </text:p>
          </table:table-cell>
          <table:table-cell office:value-type="float" office:value="33810.3718265" calcext:value-type="float">
            <text:p><text:s/>33,810 </text:p>
          </table:table-cell>
          <table:table-cell office:value-type="float" office:value="34080.11826157" calcext:value-type="float">
            <text:p><text:s/>34,080 </text:p>
          </table:table-cell>
          <table:table-cell office:value-type="float" office:value="34414.107263065" calcext:value-type="float">
            <text:p><text:s/>34,414 </text:p>
          </table:table-cell>
          <table:table-cell office:value-type="float" office:value="35635.58694033" calcext:value-type="float">
            <text:p><text:s/>35,636 </text:p>
          </table:table-cell>
          <table:table-cell office:value-type="float" office:value="35622.51213173" calcext:value-type="float">
            <text:p><text:s/>35,623 </text:p>
          </table:table-cell>
          <table:table-cell office:value-type="float" office:value="36164.1897972864" calcext:value-type="float">
            <text:p><text:s/>36,164 </text:p>
          </table:table-cell>
          <table:table-cell office:value-type="float" office:value="37295.3682650177" calcext:value-type="float">
            <text:p><text:s/>37,295 </text:p>
          </table:table-cell>
          <table:table-cell office:value-type="float" office:value="51961.9738231984" calcext:value-type="float">
            <text:p><text:s/>51,962 </text:p>
          </table:table-cell>
          <table:table-cell office:value-type="float" office:value="44965.7442499275" calcext:value-type="float">
            <text:p><text:s/>44,966 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74744.62906283" calcext:value-type="float">
            <text:p><text:s/>5,74,745 </text:p>
          </table:table-cell>
          <table:table-cell office:value-type="float" office:value="568491.934655575" calcext:value-type="float">
            <text:p><text:s/>5,68,492 </text:p>
          </table:table-cell>
          <table:table-cell office:value-type="float" office:value="586879.155007425" calcext:value-type="float">
            <text:p><text:s/>5,86,879 </text:p>
          </table:table-cell>
          <table:table-cell office:value-type="float" office:value="603843.86126821" calcext:value-type="float">
            <text:p><text:s/>6,03,844 </text:p>
          </table:table-cell>
          <table:table-cell office:value-type="float" office:value="610550.188752555" calcext:value-type="float">
            <text:p><text:s/>6,10,550 </text:p>
          </table:table-cell>
          <table:table-cell office:value-type="float" office:value="619343.504840317" calcext:value-type="float">
            <text:p><text:s/>6,19,344 </text:p>
          </table:table-cell>
          <table:table-cell office:value-type="float" office:value="621362.297972135" calcext:value-type="float">
            <text:p><text:s/>6,21,362 </text:p>
          </table:table-cell>
          <table:table-cell office:value-type="float" office:value="618048.398683536" calcext:value-type="float">
            <text:p><text:s/>6,18,048 </text:p>
          </table:table-cell>
          <table:table-cell office:value-type="float" office:value="613902.195303615" calcext:value-type="float">
            <text:p><text:s/>6,13,902 </text:p>
          </table:table-cell>
          <table:table-cell office:value-type="float" office:value="615909.414006355" calcext:value-type="float">
            <text:p><text:s/>6,15,909 </text:p>
          </table:table-cell>
          <table:table-cell office:value-type="float" office:value="619022.572308221" calcext:value-type="float">
            <text:p><text:s/>6,19,023 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955374.910243138" calcext:value-type="float">
            <text:p><text:s/>9,55,375 </text:p>
          </table:table-cell>
          <table:table-cell office:value-type="float" office:value="997087.03549413" calcext:value-type="float">
            <text:p><text:s/>9,97,087 </text:p>
          </table:table-cell>
          <table:table-cell office:value-type="float" office:value="1025849.15666872" calcext:value-type="float">
            <text:p><text:s/>10,25,849 </text:p>
          </table:table-cell>
          <table:table-cell office:value-type="float" office:value="1033784.93030785" calcext:value-type="float">
            <text:p><text:s/>10,33,785 </text:p>
          </table:table-cell>
          <table:table-cell office:value-type="float" office:value="1011792.74724588" calcext:value-type="float">
            <text:p><text:s/>10,11,793 </text:p>
          </table:table-cell>
          <table:table-cell office:value-type="float" office:value="987934.532226894" calcext:value-type="float">
            <text:p><text:s/>9,87,935 </text:p>
          </table:table-cell>
          <table:table-cell office:value-type="float" office:value="1025997.55552586" calcext:value-type="float">
            <text:p><text:s/>10,25,998 </text:p>
          </table:table-cell>
          <table:table-cell office:value-type="float" office:value="1041351.74658192" calcext:value-type="float">
            <text:p><text:s/>10,41,352 </text:p>
          </table:table-cell>
          <table:table-cell office:value-type="float" office:value="1043605.61165412" calcext:value-type="float">
            <text:p><text:s/>10,43,606 </text:p>
          </table:table-cell>
          <table:table-cell office:value-type="float" office:value="1067797.28467898" calcext:value-type="float">
            <text:p><text:s/>10,67,797 </text:p>
          </table:table-cell>
          <table:table-cell office:value-type="float" office:value="1091889.61061504" calcext:value-type="float">
            <text:p><text:s/>10,91,890 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1090.3258" calcext:value-type="float">
            <text:p><text:s/>1,090 </text:p>
          </table:table-cell>
          <table:table-cell office:value-type="float" office:value="1062.9787" calcext:value-type="float">
            <text:p><text:s/>1,063 </text:p>
          </table:table-cell>
          <table:table-cell office:value-type="float" office:value="1035.6316" calcext:value-type="float">
            <text:p><text:s/>1,036 </text:p>
          </table:table-cell>
          <table:table-cell office:value-type="float" office:value="1012.613022" calcext:value-type="float">
            <text:p><text:s/>1,013 </text:p>
          </table:table-cell>
          <table:table-cell office:value-type="float" office:value="989.594444" calcext:value-type="float">
            <text:p><text:s/>990 </text:p>
          </table:table-cell>
          <table:table-cell office:value-type="float" office:value="966.575866" calcext:value-type="float">
            <text:p><text:s/>967 </text:p>
          </table:table-cell>
          <table:table-cell office:value-type="float" office:value="943.557288" calcext:value-type="float">
            <text:p><text:s/>944 </text:p>
          </table:table-cell>
          <table:table-cell office:value-type="float" office:value="920.53871" calcext:value-type="float">
            <text:p><text:s/>921 </text:p>
          </table:table-cell>
          <table:table-cell office:value-type="float" office:value="914.853524772076" calcext:value-type="float">
            <text:p><text:s/>915 </text:p>
          </table:table-cell>
          <table:table-cell office:value-type="float" office:value="915.740103236501" calcext:value-type="float">
            <text:p><text:s/>916 </text:p>
          </table:table-cell>
          <table:table-cell office:value-type="float" office:value="924.295397998336" calcext:value-type="float">
            <text:p><text:s/>924 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626093.185267987" calcext:value-type="float">
            <text:p><text:s/>6,26,093 </text:p>
          </table:table-cell>
          <table:table-cell office:value-type="float" office:value="630933.549151065" calcext:value-type="float">
            <text:p><text:s/>6,30,934 </text:p>
          </table:table-cell>
          <table:table-cell office:value-type="float" office:value="635531.114283354" calcext:value-type="float">
            <text:p><text:s/>6,35,531 </text:p>
          </table:table-cell>
          <table:table-cell office:value-type="float" office:value="635436.072136496" calcext:value-type="float">
            <text:p><text:s/>6,35,436 </text:p>
          </table:table-cell>
          <table:table-cell office:value-type="float" office:value="631769.11097395" calcext:value-type="float">
            <text:p><text:s/>6,31,769 </text:p>
          </table:table-cell>
          <table:table-cell office:value-type="float" office:value="632234.213357761" calcext:value-type="float">
            <text:p><text:s/>6,32,234 </text:p>
          </table:table-cell>
          <table:table-cell office:value-type="float" office:value="631060.462800598" calcext:value-type="float">
            <text:p><text:s/>6,31,060 </text:p>
          </table:table-cell>
          <table:table-cell office:value-type="float" office:value="630325.132663763" calcext:value-type="float">
            <text:p><text:s/>6,30,325 </text:p>
          </table:table-cell>
          <table:table-cell office:value-type="float" office:value="632327.630751313" calcext:value-type="float">
            <text:p><text:s/>6,32,328 </text:p>
          </table:table-cell>
          <table:table-cell office:value-type="float" office:value="636373.981842036" calcext:value-type="float">
            <text:p><text:s/>6,36,374 </text:p>
          </table:table-cell>
          <table:table-cell office:value-type="float" office:value="629618.077400135" calcext:value-type="float">
            <text:p><text:s/>6,29,618 </text:p>
          </table:table-cell>
        </table:table-row>
        <table:table-row table:style-name="ro1">
          <table:table-cell office:value-type="string" calcext:value-type="string">
            <text:p>Dadra and Nagar Haveli</text:p>
          </table:table-cell>
          <table:table-cell office:value-type="float" office:value="2662.03098668582" calcext:value-type="float">
            <text:p><text:s/>2,662 </text:p>
          </table:table-cell>
          <table:table-cell office:value-type="float" office:value="2924.60972568112" calcext:value-type="float">
            <text:p><text:s/>2,925 </text:p>
          </table:table-cell>
          <table:table-cell office:value-type="float" office:value="3098.19106108068" calcext:value-type="float">
            <text:p><text:s/>3,098 </text:p>
          </table:table-cell>
          <table:table-cell office:value-type="float" office:value="2938.35024861957" calcext:value-type="float">
            <text:p><text:s/>2,938 </text:p>
          </table:table-cell>
          <table:table-cell office:value-type="float" office:value="2625.499342786" calcext:value-type="float">
            <text:p><text:s/>2,625 </text:p>
          </table:table-cell>
          <table:table-cell office:value-type="float" office:value="2433.854512254" calcext:value-type="float">
            <text:p><text:s/>2,434 </text:p>
          </table:table-cell>
          <table:table-cell office:value-type="float" office:value="2474.537087812" calcext:value-type="float">
            <text:p><text:s/>2,475 </text:p>
          </table:table-cell>
          <table:table-cell office:value-type="float" office:value="2391.7127463008" calcext:value-type="float">
            <text:p><text:s/>2,392 </text:p>
          </table:table-cell>
          <table:table-cell office:value-type="float" office:value="2239.84964181645" calcext:value-type="float">
            <text:p><text:s/>2,240 </text:p>
          </table:table-cell>
          <table:table-cell office:value-type="float" office:value="2165.68466104451" calcext:value-type="float">
            <text:p><text:s/>2,166 </text:p>
          </table:table-cell>
          <table:table-cell office:value-type="float" office:value="2157.12753651555" calcext:value-type="float">
            <text:p><text:s/>2,157 </text:p>
          </table:table-cell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267.913195" calcext:value-type="float">
            <text:p><text:s/>268 </text:p>
          </table:table-cell>
          <table:table-cell office:value-type="float" office:value="283.6897925" calcext:value-type="float">
            <text:p><text:s/>284 </text:p>
          </table:table-cell>
          <table:table-cell office:value-type="float" office:value="299.46639" calcext:value-type="float">
            <text:p><text:s/>299 </text:p>
          </table:table-cell>
          <table:table-cell office:value-type="float" office:value="286.087986" calcext:value-type="float">
            <text:p><text:s/>286 </text:p>
          </table:table-cell>
          <table:table-cell office:value-type="float" office:value="272.597192" calcext:value-type="float">
            <text:p><text:s/>273 </text:p>
          </table:table-cell>
          <table:table-cell office:value-type="float" office:value="260.212958" calcext:value-type="float">
            <text:p><text:s/>260 </text:p>
          </table:table-cell>
          <table:table-cell office:value-type="float" office:value="247.973066" calcext:value-type="float">
            <text:p><text:s/>248 </text:p>
          </table:table-cell>
          <table:table-cell office:value-type="float" office:value="237.978308" calcext:value-type="float">
            <text:p><text:s/>238 </text:p>
          </table:table-cell>
          <table:table-cell office:value-type="float" office:value="233.123558807851" calcext:value-type="float">
            <text:p><text:s/>233 </text:p>
          </table:table-cell>
          <table:table-cell office:value-type="float" office:value="218.075707190266" calcext:value-type="float">
            <text:p><text:s/>218 </text:p>
          </table:table-cell>
          <table:table-cell office:value-type="float" office:value="224.776468938696" calcext:value-type="float">
            <text:p><text:s/>225 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2787.00333276" calcext:value-type="float">
            <text:p><text:s/>12,787 </text:p>
          </table:table-cell>
          <table:table-cell office:value-type="float" office:value="13413.9853285" calcext:value-type="float">
            <text:p><text:s/>13,414 </text:p>
          </table:table-cell>
          <table:table-cell office:value-type="float" office:value="14048.05415664" calcext:value-type="float">
            <text:p><text:s/>14,048 </text:p>
          </table:table-cell>
          <table:table-cell office:value-type="float" office:value="13158.91693192" calcext:value-type="float">
            <text:p><text:s/>13,159 </text:p>
          </table:table-cell>
          <table:table-cell office:value-type="float" office:value="12273.79915548" calcext:value-type="float">
            <text:p><text:s/>12,274 </text:p>
          </table:table-cell>
          <table:table-cell office:value-type="float" office:value="11396.27778772" calcext:value-type="float">
            <text:p><text:s/>11,396 </text:p>
          </table:table-cell>
          <table:table-cell office:value-type="float" office:value="10501.6102665" calcext:value-type="float">
            <text:p><text:s/>10,502 </text:p>
          </table:table-cell>
          <table:table-cell office:value-type="float" office:value="9609.53552442" calcext:value-type="float">
            <text:p><text:s/>9,610 </text:p>
          </table:table-cell>
          <table:table-cell office:value-type="float" office:value="9222.70712479698" calcext:value-type="float">
            <text:p><text:s/>9,223 </text:p>
          </table:table-cell>
          <table:table-cell office:value-type="float" office:value="9022.93648075013" calcext:value-type="float">
            <text:p><text:s/>9,023 </text:p>
          </table:table-cell>
          <table:table-cell office:value-type="float" office:value="9055.88126229115" calcext:value-type="float">
            <text:p><text:s/>9,056 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7635.42139030795" calcext:value-type="float">
            <text:p><text:s/>7,635 </text:p>
          </table:table-cell>
          <table:table-cell office:value-type="float" office:value="7607.14496818571" calcext:value-type="float">
            <text:p><text:s/>7,607 </text:p>
          </table:table-cell>
          <table:table-cell office:value-type="float" office:value="7507.41984932509" calcext:value-type="float">
            <text:p><text:s/>7,507 </text:p>
          </table:table-cell>
          <table:table-cell office:value-type="float" office:value="7255.67887082168" calcext:value-type="float">
            <text:p><text:s/>7,256 </text:p>
          </table:table-cell>
          <table:table-cell office:value-type="float" office:value="6939.02331296422" calcext:value-type="float">
            <text:p><text:s/>6,939 </text:p>
          </table:table-cell>
          <table:table-cell office:value-type="float" office:value="6738.63099540062" calcext:value-type="float">
            <text:p><text:s/>6,739 </text:p>
          </table:table-cell>
          <table:table-cell office:value-type="float" office:value="6637.91028681031" calcext:value-type="float">
            <text:p><text:s/>6,638 </text:p>
          </table:table-cell>
          <table:table-cell office:value-type="float" office:value="6452.44257015448" calcext:value-type="float">
            <text:p><text:s/>6,452 </text:p>
          </table:table-cell>
          <table:table-cell office:value-type="float" office:value="6195.98531474944" calcext:value-type="float">
            <text:p><text:s/>6,196 </text:p>
          </table:table-cell>
          <table:table-cell office:value-type="float" office:value="6021.79438392381" calcext:value-type="float">
            <text:p><text:s/>6,022 </text:p>
          </table:table-cell>
          <table:table-cell office:value-type="float" office:value="6330.27818625751" calcext:value-type="float">
            <text:p><text:s/>6,330 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47741.382760198" calcext:value-type="float">
            <text:p><text:s/>6,47,741 </text:p>
          </table:table-cell>
          <table:table-cell office:value-type="float" office:value="665951.82486628" calcext:value-type="float">
            <text:p><text:s/>6,65,952 </text:p>
          </table:table-cell>
          <table:table-cell office:value-type="float" office:value="685470.551047528" calcext:value-type="float">
            <text:p><text:s/>6,85,471 </text:p>
          </table:table-cell>
          <table:table-cell office:value-type="float" office:value="704601.329350626" calcext:value-type="float">
            <text:p><text:s/>7,04,601 </text:p>
          </table:table-cell>
          <table:table-cell office:value-type="float" office:value="720301.637094194" calcext:value-type="float">
            <text:p><text:s/>7,20,302 </text:p>
          </table:table-cell>
          <table:table-cell office:value-type="float" office:value="750680.747048362" calcext:value-type="float">
            <text:p><text:s/>7,50,681 </text:p>
          </table:table-cell>
          <table:table-cell office:value-type="float" office:value="778043.673231738" calcext:value-type="float">
            <text:p><text:s/>7,78,044 </text:p>
          </table:table-cell>
          <table:table-cell office:value-type="float" office:value="797735.521494314" calcext:value-type="float">
            <text:p><text:s/>7,97,736 </text:p>
          </table:table-cell>
          <table:table-cell office:value-type="float" office:value="825678.128507556" calcext:value-type="float">
            <text:p><text:s/>8,25,678 </text:p>
          </table:table-cell>
          <table:table-cell office:value-type="float" office:value="854485.20138426" calcext:value-type="float">
            <text:p><text:s/>8,54,485 </text:p>
          </table:table-cell>
          <table:table-cell office:value-type="float" office:value="882127.528435878" calcext:value-type="float">
            <text:p><text:s/>8,82,128 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40157.006808863" calcext:value-type="float">
            <text:p><text:s/>3,40,157 </text:p>
          </table:table-cell>
          <table:table-cell office:value-type="float" office:value="339495.301689395" calcext:value-type="float">
            <text:p><text:s/>3,39,495 </text:p>
          </table:table-cell>
          <table:table-cell office:value-type="float" office:value="339901.260136704" calcext:value-type="float">
            <text:p><text:s/>3,39,901 </text:p>
          </table:table-cell>
          <table:table-cell office:value-type="float" office:value="346358.436738742" calcext:value-type="float">
            <text:p><text:s/>3,46,358 </text:p>
          </table:table-cell>
          <table:table-cell office:value-type="float" office:value="349933.749776277" calcext:value-type="float">
            <text:p><text:s/>3,49,934 </text:p>
          </table:table-cell>
          <table:table-cell office:value-type="float" office:value="353577.241862316" calcext:value-type="float">
            <text:p><text:s/>3,53,577 </text:p>
          </table:table-cell>
          <table:table-cell office:value-type="float" office:value="356613.721596713" calcext:value-type="float">
            <text:p><text:s/>3,56,614 </text:p>
          </table:table-cell>
          <table:table-cell office:value-type="float" office:value="356487.032034794" calcext:value-type="float">
            <text:p><text:s/>3,56,487 </text:p>
          </table:table-cell>
          <table:table-cell office:value-type="float" office:value="360987.612021477" calcext:value-type="float">
            <text:p><text:s/>3,60,988 </text:p>
          </table:table-cell>
          <table:table-cell office:value-type="float" office:value="365823.75711015" calcext:value-type="float">
            <text:p><text:s/>3,65,824 </text:p>
          </table:table-cell>
          <table:table-cell office:value-type="float" office:value="374155.678446328" calcext:value-type="float">
            <text:p><text:s/>3,74,156 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14985.894809755" calcext:value-type="float">
            <text:p><text:s/>1,14,986 </text:p>
          </table:table-cell>
          <table:table-cell office:value-type="float" office:value="115064.034255777" calcext:value-type="float">
            <text:p><text:s/>1,15,064 </text:p>
          </table:table-cell>
          <table:table-cell office:value-type="float" office:value="115218.984205346" calcext:value-type="float">
            <text:p><text:s/>1,15,219 </text:p>
          </table:table-cell>
          <table:table-cell office:value-type="float" office:value="113961.749518775" calcext:value-type="float">
            <text:p><text:s/>1,13,962 </text:p>
          </table:table-cell>
          <table:table-cell office:value-type="float" office:value="112441.974196523" calcext:value-type="float">
            <text:p><text:s/>1,12,442 </text:p>
          </table:table-cell>
          <table:table-cell office:value-type="float" office:value="111283.453044644" calcext:value-type="float">
            <text:p><text:s/>1,11,283 </text:p>
          </table:table-cell>
          <table:table-cell office:value-type="float" office:value="110071.259532272" calcext:value-type="float">
            <text:p><text:s/>1,10,071 </text:p>
          </table:table-cell>
          <table:table-cell office:value-type="float" office:value="108779.190770481" calcext:value-type="float">
            <text:p><text:s/>1,08,779 </text:p>
          </table:table-cell>
          <table:table-cell office:value-type="float" office:value="108106.679669455" calcext:value-type="float">
            <text:p><text:s/>1,08,107 </text:p>
          </table:table-cell>
          <table:table-cell office:value-type="float" office:value="107571.313251568" calcext:value-type="float">
            <text:p><text:s/>1,07,571 </text:p>
          </table:table-cell>
          <table:table-cell office:value-type="float" office:value="107287.188091892" calcext:value-type="float">
            <text:p><text:s/>1,07,287 </text:p>
          </table:table-cell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float" office:value="178363.432811307" calcext:value-type="float">
            <text:p><text:s/>1,78,363 </text:p>
          </table:table-cell>
          <table:table-cell office:value-type="float" office:value="182117.333656545" calcext:value-type="float">
            <text:p><text:s/>1,82,117 </text:p>
          </table:table-cell>
          <table:table-cell office:value-type="float" office:value="185833.489815066" calcext:value-type="float">
            <text:p><text:s/>1,85,833 </text:p>
          </table:table-cell>
          <table:table-cell office:value-type="float" office:value="178534.773654852" calcext:value-type="float">
            <text:p><text:s/>1,78,535 </text:p>
          </table:table-cell>
          <table:table-cell office:value-type="float" office:value="171029.375089471" calcext:value-type="float">
            <text:p><text:s/>1,71,029 </text:p>
          </table:table-cell>
          <table:table-cell office:value-type="float" office:value="163652.9312477" calcext:value-type="float">
            <text:p><text:s/>1,63,653 </text:p>
          </table:table-cell>
          <table:table-cell office:value-type="float" office:value="156370.286171212" calcext:value-type="float">
            <text:p><text:s/>1,56,370 </text:p>
          </table:table-cell>
          <table:table-cell office:value-type="float" office:value="149512.428451526" calcext:value-type="float">
            <text:p><text:s/>1,49,512 </text:p>
          </table:table-cell>
          <table:table-cell office:value-type="float" office:value="143664.362355928" calcext:value-type="float">
            <text:p><text:s/>1,43,664 </text:p>
          </table:table-cell>
          <table:table-cell office:value-type="float" office:value="137971.340651165" calcext:value-type="float">
            <text:p><text:s/>1,37,971 </text:p>
          </table:table-cell>
          <table:table-cell office:value-type="float" office:value="132658.427561185" calcext:value-type="float">
            <text:p><text:s/>1,32,658 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454708.734476288" calcext:value-type="float">
            <text:p><text:s/>4,54,709 </text:p>
          </table:table-cell>
          <table:table-cell office:value-type="float" office:value="472067.132441611" calcext:value-type="float">
            <text:p><text:s/>4,72,067 </text:p>
          </table:table-cell>
          <table:table-cell office:value-type="float" office:value="484414.838186703" calcext:value-type="float">
            <text:p><text:s/>4,84,415 </text:p>
          </table:table-cell>
          <table:table-cell office:value-type="float" office:value="482670.929399846" calcext:value-type="float">
            <text:p><text:s/>4,82,671 </text:p>
          </table:table-cell>
          <table:table-cell office:value-type="float" office:value="462982.054535292" calcext:value-type="float">
            <text:p><text:s/>4,62,982 </text:p>
          </table:table-cell>
          <table:table-cell office:value-type="float" office:value="444463.014651743" calcext:value-type="float">
            <text:p><text:s/>4,44,463 </text:p>
          </table:table-cell>
          <table:table-cell office:value-type="float" office:value="449805.969381365" calcext:value-type="float">
            <text:p><text:s/>4,49,806 </text:p>
          </table:table-cell>
          <table:table-cell office:value-type="float" office:value="457298.667693177" calcext:value-type="float">
            <text:p><text:s/>4,57,299 </text:p>
          </table:table-cell>
          <table:table-cell office:value-type="float" office:value="458518.025915143" calcext:value-type="float">
            <text:p><text:s/>4,58,518 </text:p>
          </table:table-cell>
          <table:table-cell office:value-type="float" office:value="451954.306091207" calcext:value-type="float">
            <text:p><text:s/>4,51,954 </text:p>
          </table:table-cell>
          <table:table-cell office:value-type="float" office:value="491024.100927559" calcext:value-type="float">
            <text:p><text:s/>4,91,024 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625791.96178005" calcext:value-type="float">
            <text:p><text:s/>6,25,792 </text:p>
          </table:table-cell>
          <table:table-cell office:value-type="float" office:value="641139.150551026" calcext:value-type="float">
            <text:p><text:s/>6,41,139 </text:p>
          </table:table-cell>
          <table:table-cell office:value-type="float" office:value="656695.59175872" calcext:value-type="float">
            <text:p><text:s/>6,56,696 </text:p>
          </table:table-cell>
          <table:table-cell office:value-type="float" office:value="646952.8951602" calcext:value-type="float">
            <text:p><text:s/>6,46,953 </text:p>
          </table:table-cell>
          <table:table-cell office:value-type="float" office:value="634707.189532263" calcext:value-type="float">
            <text:p><text:s/>6,34,707 </text:p>
          </table:table-cell>
          <table:table-cell office:value-type="float" office:value="626434.579109359" calcext:value-type="float">
            <text:p><text:s/>6,26,435 </text:p>
          </table:table-cell>
          <table:table-cell office:value-type="float" office:value="607391.408291889" calcext:value-type="float">
            <text:p><text:s/>6,07,391 </text:p>
          </table:table-cell>
          <table:table-cell office:value-type="float" office:value="582560.905854196" calcext:value-type="float">
            <text:p><text:s/>5,82,561 </text:p>
          </table:table-cell>
          <table:table-cell office:value-type="float" office:value="575718.434415129" calcext:value-type="float">
            <text:p><text:s/>5,75,718 </text:p>
          </table:table-cell>
          <table:table-cell office:value-type="float" office:value="570304.620177108" calcext:value-type="float">
            <text:p><text:s/>5,70,305 </text:p>
          </table:table-cell>
          <table:table-cell office:value-type="float" office:value="552343.048595312" calcext:value-type="float">
            <text:p><text:s/>5,52,343 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97512.0684067456" calcext:value-type="float">
            <text:p><text:s/>97,512 </text:p>
          </table:table-cell>
          <table:table-cell office:value-type="float" office:value="93652.2847906322" calcext:value-type="float">
            <text:p><text:s/>93,652 </text:p>
          </table:table-cell>
          <table:table-cell office:value-type="float" office:value="88289.2997054405" calcext:value-type="float">
            <text:p><text:s/>88,289 </text:p>
          </table:table-cell>
          <table:table-cell office:value-type="float" office:value="82837.0503797101" calcext:value-type="float">
            <text:p><text:s/>82,837 </text:p>
          </table:table-cell>
          <table:table-cell office:value-type="float" office:value="78964.7739050406" calcext:value-type="float">
            <text:p><text:s/>78,965 </text:p>
          </table:table-cell>
          <table:table-cell office:value-type="float" office:value="74862.8332597842" calcext:value-type="float">
            <text:p><text:s/>74,863 </text:p>
          </table:table-cell>
          <table:table-cell office:value-type="float" office:value="69100.6433179171" calcext:value-type="float">
            <text:p><text:s/>69,101 </text:p>
          </table:table-cell>
          <table:table-cell office:value-type="float" office:value="66136.0619374458" calcext:value-type="float">
            <text:p><text:s/>66,136 </text:p>
          </table:table-cell>
          <table:table-cell office:value-type="float" office:value="64406.8838549025" calcext:value-type="float">
            <text:p><text:s/>64,407 </text:p>
          </table:table-cell>
          <table:table-cell office:value-type="float" office:value="61680.3345149463" calcext:value-type="float">
            <text:p><text:s/>61,680 </text:p>
          </table:table-cell>
          <table:table-cell office:value-type="float" office:value="59994.2654601951" calcext:value-type="float">
            <text:p><text:s/>59,994 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435.09788" calcext:value-type="float">
            <text:p><text:s/>435 </text:p>
          </table:table-cell>
          <table:table-cell office:value-type="float" office:value="497.57682" calcext:value-type="float">
            <text:p><text:s/>498 </text:p>
          </table:table-cell>
          <table:table-cell office:value-type="float" office:value="560.05576" calcext:value-type="float">
            <text:p><text:s/>560 </text:p>
          </table:table-cell>
          <table:table-cell office:value-type="float" office:value="517.857156" calcext:value-type="float">
            <text:p><text:s/>518 </text:p>
          </table:table-cell>
          <table:table-cell office:value-type="float" office:value="475.658552" calcext:value-type="float">
            <text:p><text:s/>476 </text:p>
          </table:table-cell>
          <table:table-cell office:value-type="float" office:value="433.459948" calcext:value-type="float">
            <text:p><text:s/>433 </text:p>
          </table:table-cell>
          <table:table-cell office:value-type="float" office:value="391.261344" calcext:value-type="float">
            <text:p><text:s/>391 </text:p>
          </table:table-cell>
          <table:table-cell office:value-type="float" office:value="349.06274" calcext:value-type="float">
            <text:p><text:s/>349 </text:p>
          </table:table-cell>
          <table:table-cell office:value-type="float" office:value="376.856764153036" calcext:value-type="float">
            <text:p><text:s/>377 </text:p>
          </table:table-cell>
          <table:table-cell office:value-type="float" office:value="450.042119614465" calcext:value-type="float">
            <text:p><text:s/>450 </text:p>
          </table:table-cell>
          <table:table-cell office:value-type="float" office:value="627.745645907508" calcext:value-type="float">
            <text:p><text:s/>628 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072675.92951077" calcext:value-type="float">
            <text:p><text:s/>10,72,676 </text:p>
          </table:table-cell>
          <table:table-cell office:value-type="float" office:value="1105912.96709053" calcext:value-type="float">
            <text:p><text:s/>11,05,913 </text:p>
          </table:table-cell>
          <table:table-cell office:value-type="float" office:value="1137440.58054774" calcext:value-type="float">
            <text:p><text:s/>11,37,441 </text:p>
          </table:table-cell>
          <table:table-cell office:value-type="float" office:value="1110813.48151037" calcext:value-type="float">
            <text:p><text:s/>11,10,813 </text:p>
          </table:table-cell>
          <table:table-cell office:value-type="float" office:value="1079280.43284618" calcext:value-type="float">
            <text:p><text:s/>10,79,280 </text:p>
          </table:table-cell>
          <table:table-cell office:value-type="float" office:value="1047953.08717998" calcext:value-type="float">
            <text:p><text:s/>10,47,953 </text:p>
          </table:table-cell>
          <table:table-cell office:value-type="float" office:value="1025037.18617628" calcext:value-type="float">
            <text:p><text:s/>10,25,037 </text:p>
          </table:table-cell>
          <table:table-cell office:value-type="float" office:value="1001117.16042971" calcext:value-type="float">
            <text:p><text:s/>10,01,117 </text:p>
          </table:table-cell>
          <table:table-cell office:value-type="float" office:value="986241.611356835" calcext:value-type="float">
            <text:p><text:s/>9,86,242 </text:p>
          </table:table-cell>
          <table:table-cell office:value-type="float" office:value="977611.599157266" calcext:value-type="float">
            <text:p><text:s/>9,77,612 </text:p>
          </table:table-cell>
          <table:table-cell office:value-type="float" office:value="966784.800875323" calcext:value-type="float">
            <text:p><text:s/>9,66,785 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943518.608892477" calcext:value-type="float">
            <text:p><text:s/>9,43,519 </text:p>
          </table:table-cell>
          <table:table-cell office:value-type="float" office:value="943662.860636685" calcext:value-type="float">
            <text:p><text:s/>9,43,663 </text:p>
          </table:table-cell>
          <table:table-cell office:value-type="float" office:value="951307.51307282" calcext:value-type="float">
            <text:p><text:s/>9,51,308 </text:p>
          </table:table-cell>
          <table:table-cell office:value-type="float" office:value="936825.435819219" calcext:value-type="float">
            <text:p><text:s/>9,36,825 </text:p>
          </table:table-cell>
          <table:table-cell office:value-type="float" office:value="922073.353893609" calcext:value-type="float">
            <text:p><text:s/>9,22,073 </text:p>
          </table:table-cell>
          <table:table-cell office:value-type="float" office:value="915722.986198571" calcext:value-type="float">
            <text:p><text:s/>9,15,723 </text:p>
          </table:table-cell>
          <table:table-cell office:value-type="float" office:value="907829.363644044" calcext:value-type="float">
            <text:p><text:s/>9,07,829 </text:p>
          </table:table-cell>
          <table:table-cell office:value-type="float" office:value="895647.187643747" calcext:value-type="float">
            <text:p><text:s/>8,95,647 </text:p>
          </table:table-cell>
          <table:table-cell office:value-type="float" office:value="891829.230268223" calcext:value-type="float">
            <text:p><text:s/>8,91,829 </text:p>
          </table:table-cell>
          <table:table-cell office:value-type="float" office:value="884303.880548282" calcext:value-type="float">
            <text:p><text:s/>8,84,304 </text:p>
          </table:table-cell>
          <table:table-cell office:value-type="float" office:value="874866.751288055" calcext:value-type="float">
            <text:p><text:s/>8,74,867 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38807.5258635674" calcext:value-type="float">
            <text:p><text:s/>38,808 </text:p>
          </table:table-cell>
          <table:table-cell office:value-type="float" office:value="37638.351461728" calcext:value-type="float">
            <text:p><text:s/>37,638 </text:p>
          </table:table-cell>
          <table:table-cell office:value-type="float" office:value="36546.0484054369" calcext:value-type="float">
            <text:p><text:s/>36,546 </text:p>
          </table:table-cell>
          <table:table-cell office:value-type="float" office:value="36224.7148307023" calcext:value-type="float">
            <text:p><text:s/>36,225 </text:p>
          </table:table-cell>
          <table:table-cell office:value-type="float" office:value="35874.8236095886" calcext:value-type="float">
            <text:p><text:s/>35,875 </text:p>
          </table:table-cell>
          <table:table-cell office:value-type="float" office:value="38073.3998151627" calcext:value-type="float">
            <text:p><text:s/>38,073 </text:p>
          </table:table-cell>
          <table:table-cell office:value-type="float" office:value="39537.0046195522" calcext:value-type="float">
            <text:p><text:s/>39,537 </text:p>
          </table:table-cell>
          <table:table-cell office:value-type="float" office:value="35131.0224485325" calcext:value-type="float">
            <text:p><text:s/>35,131 </text:p>
          </table:table-cell>
          <table:table-cell office:value-type="float" office:value="37681.1944815096" calcext:value-type="float">
            <text:p><text:s/>37,681 </text:p>
          </table:table-cell>
          <table:table-cell office:value-type="float" office:value="39075.0862492171" calcext:value-type="float">
            <text:p><text:s/>39,075 </text:p>
          </table:table-cell>
          <table:table-cell office:value-type="float" office:value="36891.288705016" calcext:value-type="float">
            <text:p><text:s/>36,891 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9986.1773841539" calcext:value-type="float">
            <text:p><text:s/>39,986 </text:p>
          </table:table-cell>
          <table:table-cell office:value-type="float" office:value="40737.4590265194" calcext:value-type="float">
            <text:p><text:s/>40,737 </text:p>
          </table:table-cell>
          <table:table-cell office:value-type="float" office:value="41984.6486068559" calcext:value-type="float">
            <text:p><text:s/>41,985 </text:p>
          </table:table-cell>
          <table:table-cell office:value-type="float" office:value="42130.8871433343" calcext:value-type="float">
            <text:p><text:s/>42,131 </text:p>
          </table:table-cell>
          <table:table-cell office:value-type="float" office:value="42073.7361237768" calcext:value-type="float">
            <text:p><text:s/>42,074 </text:p>
          </table:table-cell>
          <table:table-cell office:value-type="float" office:value="42243.5151257317" calcext:value-type="float">
            <text:p><text:s/>42,244 </text:p>
          </table:table-cell>
          <table:table-cell office:value-type="float" office:value="42370.5356508893" calcext:value-type="float">
            <text:p><text:s/>42,371 </text:p>
          </table:table-cell>
          <table:table-cell office:value-type="float" office:value="39429.4435799553" calcext:value-type="float">
            <text:p><text:s/>39,429 </text:p>
          </table:table-cell>
          <table:table-cell office:value-type="float" office:value="39747.0105363078" calcext:value-type="float">
            <text:p><text:s/>39,747 </text:p>
          </table:table-cell>
          <table:table-cell office:value-type="float" office:value="40349.0600386153" calcext:value-type="float">
            <text:p><text:s/>40,349 </text:p>
          </table:table-cell>
          <table:table-cell office:value-type="float" office:value="41223.0957682294" calcext:value-type="float">
            <text:p><text:s/>41,223 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9247.83240702705" calcext:value-type="float">
            <text:p><text:s/>9,248 </text:p>
          </table:table-cell>
          <table:table-cell office:value-type="float" office:value="9049.14955561375" calcext:value-type="float">
            <text:p><text:s/>9,049 </text:p>
          </table:table-cell>
          <table:table-cell office:value-type="float" office:value="9332.16402151679" calcext:value-type="float">
            <text:p><text:s/>9,332 </text:p>
          </table:table-cell>
          <table:table-cell office:value-type="float" office:value="8334.74988808332" calcext:value-type="float">
            <text:p><text:s/>8,335 </text:p>
          </table:table-cell>
          <table:table-cell office:value-type="float" office:value="7693.84585098897" calcext:value-type="float">
            <text:p><text:s/>7,694 </text:p>
          </table:table-cell>
          <table:table-cell office:value-type="float" office:value="6882.4927651559" calcext:value-type="float">
            <text:p><text:s/>6,882 </text:p>
          </table:table-cell>
          <table:table-cell office:value-type="float" office:value="6391.53658033362" calcext:value-type="float">
            <text:p><text:s/>6,392 </text:p>
          </table:table-cell>
          <table:table-cell office:value-type="float" office:value="6018.93072110652" calcext:value-type="float">
            <text:p><text:s/>6,019 </text:p>
          </table:table-cell>
          <table:table-cell office:value-type="float" office:value="5725.75133173239" calcext:value-type="float">
            <text:p><text:s/>5,726 </text:p>
          </table:table-cell>
          <table:table-cell office:value-type="float" office:value="5716.5804953553" calcext:value-type="float">
            <text:p><text:s/>5,717 </text:p>
          </table:table-cell>
          <table:table-cell office:value-type="float" office:value="6467.72762215818" calcext:value-type="float">
            <text:p><text:s/>6,468 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6561.9713326087" calcext:value-type="float">
            <text:p><text:s/>36,562 </text:p>
          </table:table-cell>
          <table:table-cell office:value-type="float" office:value="37522.1044935876" calcext:value-type="float">
            <text:p><text:s/>37,522 </text:p>
          </table:table-cell>
          <table:table-cell office:value-type="float" office:value="37062.14473192" calcext:value-type="float">
            <text:p><text:s/>37,062 </text:p>
          </table:table-cell>
          <table:table-cell office:value-type="float" office:value="35522.2260851495" calcext:value-type="float">
            <text:p><text:s/>35,522 </text:p>
          </table:table-cell>
          <table:table-cell office:value-type="float" office:value="33571.5093423196" calcext:value-type="float">
            <text:p><text:s/>33,572 </text:p>
          </table:table-cell>
          <table:table-cell office:value-type="float" office:value="32489.2073813161" calcext:value-type="float">
            <text:p><text:s/>32,489 </text:p>
          </table:table-cell>
          <table:table-cell office:value-type="float" office:value="31039.5512492103" calcext:value-type="float">
            <text:p><text:s/>31,040 </text:p>
          </table:table-cell>
          <table:table-cell office:value-type="float" office:value="29425.3837206962" calcext:value-type="float">
            <text:p><text:s/>29,425 </text:p>
          </table:table-cell>
          <table:table-cell office:value-type="float" office:value="28691.187197819" calcext:value-type="float">
            <text:p><text:s/>28,691 </text:p>
          </table:table-cell>
          <table:table-cell office:value-type="float" office:value="28075.9269554174" calcext:value-type="float">
            <text:p><text:s/>28,076 </text:p>
          </table:table-cell>
          <table:table-cell office:value-type="float" office:value="26472.7936202153" calcext:value-type="float">
            <text:p><text:s/>26,473 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916055.296503788" calcext:value-type="float">
            <text:p><text:s/>9,16,055 </text:p>
          </table:table-cell>
          <table:table-cell office:value-type="float" office:value="902284.593516923" calcext:value-type="float">
            <text:p><text:s/>9,02,285 </text:p>
          </table:table-cell>
          <table:table-cell office:value-type="float" office:value="878644.888959539" calcext:value-type="float">
            <text:p><text:s/>8,78,645 </text:p>
          </table:table-cell>
          <table:table-cell office:value-type="float" office:value="853523.983574892" calcext:value-type="float">
            <text:p><text:s/>8,53,524 </text:p>
          </table:table-cell>
          <table:table-cell office:value-type="float" office:value="842325.475222617" calcext:value-type="float">
            <text:p><text:s/>8,42,325 </text:p>
          </table:table-cell>
          <table:table-cell office:value-type="float" office:value="854883.770928874" calcext:value-type="float">
            <text:p><text:s/>8,54,884 </text:p>
          </table:table-cell>
          <table:table-cell office:value-type="float" office:value="832417.232521563" calcext:value-type="float">
            <text:p><text:s/>8,32,417 </text:p>
          </table:table-cell>
          <table:table-cell office:value-type="float" office:value="816994.965951114" calcext:value-type="float">
            <text:p><text:s/>8,16,995 </text:p>
          </table:table-cell>
          <table:table-cell office:value-type="float" office:value="827011.08454639" calcext:value-type="float">
            <text:p><text:s/>8,27,011 </text:p>
          </table:table-cell>
          <table:table-cell office:value-type="float" office:value="809208.009854758" calcext:value-type="float">
            <text:p><text:s/>8,09,208 </text:p>
          </table:table-cell>
          <table:table-cell office:value-type="float" office:value="794314.029652577" calcext:value-type="float">
            <text:p><text:s/>7,94,314 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4526.37315323742" calcext:value-type="float">
            <text:p><text:s/>4,526 </text:p>
          </table:table-cell>
          <table:table-cell office:value-type="float" office:value="4622.26840561936" calcext:value-type="float">
            <text:p><text:s/>4,622 </text:p>
          </table:table-cell>
          <table:table-cell office:value-type="float" office:value="4737.89696043" calcext:value-type="float">
            <text:p><text:s/>4,738 </text:p>
          </table:table-cell>
          <table:table-cell office:value-type="float" office:value="4549.29113538581" calcext:value-type="float">
            <text:p><text:s/>4,549 </text:p>
          </table:table-cell>
          <table:table-cell office:value-type="float" office:value="4390.66855435645" calcext:value-type="float">
            <text:p><text:s/>4,391 </text:p>
          </table:table-cell>
          <table:table-cell office:value-type="float" office:value="4175.51773790639" calcext:value-type="float">
            <text:p><text:s/>4,176 </text:p>
          </table:table-cell>
          <table:table-cell office:value-type="float" office:value="3806.46070729374" calcext:value-type="float">
            <text:p><text:s/>3,806 </text:p>
          </table:table-cell>
          <table:table-cell office:value-type="float" office:value="3561.79859555544" calcext:value-type="float">
            <text:p><text:s/>3,562 </text:p>
          </table:table-cell>
          <table:table-cell office:value-type="float" office:value="3412.44028285679" calcext:value-type="float">
            <text:p><text:s/>3,412 </text:p>
          </table:table-cell>
          <table:table-cell office:value-type="float" office:value="3330.92064988652" calcext:value-type="float">
            <text:p><text:s/>3,331 </text:p>
          </table:table-cell>
          <table:table-cell office:value-type="float" office:value="3423.33621168899" calcext:value-type="float">
            <text:p><text:s/>3,423 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69252.624686566" calcext:value-type="float">
            <text:p><text:s/>3,69,253 </text:p>
          </table:table-cell>
          <table:table-cell office:value-type="float" office:value="359073.494360503" calcext:value-type="float">
            <text:p><text:s/>3,59,073 </text:p>
          </table:table-cell>
          <table:table-cell office:value-type="float" office:value="350380.537079436" calcext:value-type="float">
            <text:p><text:s/>3,50,381 </text:p>
          </table:table-cell>
          <table:table-cell office:value-type="float" office:value="357320.932380918" calcext:value-type="float">
            <text:p><text:s/>3,57,321 </text:p>
          </table:table-cell>
          <table:table-cell office:value-type="float" office:value="362988.017684463" calcext:value-type="float">
            <text:p><text:s/>3,62,988 </text:p>
          </table:table-cell>
          <table:table-cell office:value-type="float" office:value="367779.347819958" calcext:value-type="float">
            <text:p><text:s/>3,67,779 </text:p>
          </table:table-cell>
          <table:table-cell office:value-type="float" office:value="371871.181919714" calcext:value-type="float">
            <text:p><text:s/>3,71,871 </text:p>
          </table:table-cell>
          <table:table-cell office:value-type="float" office:value="377491.540362753" calcext:value-type="float">
            <text:p><text:s/>3,77,492 </text:p>
          </table:table-cell>
          <table:table-cell office:value-type="float" office:value="384776.245374604" calcext:value-type="float">
            <text:p><text:s/>3,84,776 </text:p>
          </table:table-cell>
          <table:table-cell office:value-type="float" office:value="390942.908912146" calcext:value-type="float">
            <text:p><text:s/>3,90,943 </text:p>
          </table:table-cell>
          <table:table-cell office:value-type="float" office:value="401591.523887842" calcext:value-type="float">
            <text:p><text:s/>4,01,592 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900402.774893574" calcext:value-type="float">
            <text:p><text:s/>9,00,403 </text:p>
          </table:table-cell>
          <table:table-cell office:value-type="float" office:value="917417.653189895" calcext:value-type="float">
            <text:p><text:s/>9,17,418 </text:p>
          </table:table-cell>
          <table:table-cell office:value-type="float" office:value="934361.379823614" calcext:value-type="float">
            <text:p><text:s/>9,34,361 </text:p>
          </table:table-cell>
          <table:table-cell office:value-type="float" office:value="951485.388923235" calcext:value-type="float">
            <text:p><text:s/>9,51,485 </text:p>
          </table:table-cell>
          <table:table-cell office:value-type="float" office:value="967166.38157367" calcext:value-type="float">
            <text:p><text:s/>9,67,166 </text:p>
          </table:table-cell>
          <table:table-cell office:value-type="float" office:value="984325.000842226" calcext:value-type="float">
            <text:p><text:s/>9,84,325 </text:p>
          </table:table-cell>
          <table:table-cell office:value-type="float" office:value="1000752.3473221" calcext:value-type="float">
            <text:p><text:s/>10,00,752 </text:p>
          </table:table-cell>
          <table:table-cell office:value-type="float" office:value="1016826.8208124" calcext:value-type="float">
            <text:p><text:s/>10,16,827 </text:p>
          </table:table-cell>
          <table:table-cell office:value-type="float" office:value="1039755.19338625" calcext:value-type="float">
            <text:p><text:s/>10,39,755 </text:p>
          </table:table-cell>
          <table:table-cell office:value-type="float" office:value="1066133.54911307" calcext:value-type="float">
            <text:p><text:s/>10,66,134 </text:p>
          </table:table-cell>
          <table:table-cell office:value-type="float" office:value="1095050.70014238" calcext:value-type="float">
            <text:p><text:s/>10,95,051 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7788.4722770715" calcext:value-type="float">
            <text:p><text:s/>7,788 </text:p>
          </table:table-cell>
          <table:table-cell office:value-type="float" office:value="7585.174330194" calcext:value-type="float">
            <text:p><text:s/>7,585 </text:p>
          </table:table-cell>
          <table:table-cell office:value-type="float" office:value="7188.952969119" calcext:value-type="float">
            <text:p><text:s/>7,189 </text:p>
          </table:table-cell>
          <table:table-cell office:value-type="float" office:value="7355.613298164" calcext:value-type="float">
            <text:p><text:s/>7,356 </text:p>
          </table:table-cell>
          <table:table-cell office:value-type="float" office:value="7207.456179511" calcext:value-type="float">
            <text:p><text:s/>7,207 </text:p>
          </table:table-cell>
          <table:table-cell office:value-type="float" office:value="7118.9674742905" calcext:value-type="float">
            <text:p><text:s/>7,119 </text:p>
          </table:table-cell>
          <table:table-cell office:value-type="float" office:value="7202.3233133805" calcext:value-type="float">
            <text:p><text:s/>7,202 </text:p>
          </table:table-cell>
          <table:table-cell office:value-type="float" office:value="7299.271672883" calcext:value-type="float">
            <text:p><text:s/>7,299 </text:p>
          </table:table-cell>
          <table:table-cell office:value-type="float" office:value="7701.58037985629" calcext:value-type="float">
            <text:p><text:s/>7,702 </text:p>
          </table:table-cell>
          <table:table-cell office:value-type="float" office:value="8344.54874841695" calcext:value-type="float">
            <text:p><text:s/>8,345 </text:p>
          </table:table-cell>
          <table:table-cell office:value-type="float" office:value="9575.83601092047" calcext:value-type="float">
            <text:p><text:s/>9,576 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666891.100537661" calcext:value-type="float">
            <text:p><text:s/>6,66,891 </text:p>
          </table:table-cell>
          <table:table-cell office:value-type="float" office:value="688614.589391225" calcext:value-type="float">
            <text:p><text:s/>6,88,615 </text:p>
          </table:table-cell>
          <table:table-cell office:value-type="float" office:value="700614.916898239" calcext:value-type="float">
            <text:p><text:s/>7,00,615 </text:p>
          </table:table-cell>
          <table:table-cell office:value-type="float" office:value="678121.116182924" calcext:value-type="float">
            <text:p><text:s/>6,78,121 </text:p>
          </table:table-cell>
          <table:table-cell office:value-type="float" office:value="647798.817192303" calcext:value-type="float">
            <text:p><text:s/>6,47,799 </text:p>
          </table:table-cell>
          <table:table-cell office:value-type="float" office:value="622632.55908443" calcext:value-type="float">
            <text:p><text:s/>6,22,633 </text:p>
          </table:table-cell>
          <table:table-cell office:value-type="float" office:value="597670.280670681" calcext:value-type="float">
            <text:p><text:s/>5,97,670 </text:p>
          </table:table-cell>
          <table:table-cell office:value-type="float" office:value="543428.857694287" calcext:value-type="float">
            <text:p><text:s/>5,43,429 </text:p>
          </table:table-cell>
          <table:table-cell office:value-type="float" office:value="531580.275352344" calcext:value-type="float">
            <text:p><text:s/>5,31,580 </text:p>
          </table:table-cell>
          <table:table-cell office:value-type="float" office:value="523935.71379801" calcext:value-type="float">
            <text:p><text:s/>5,23,936 </text:p>
          </table:table-cell>
          <table:table-cell office:value-type="float" office:value="526792.262892992" calcext:value-type="float">
            <text:p><text:s/>5,26,792 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593292.778417099" calcext:value-type="float">
            <text:p><text:s/>5,93,293 </text:p>
          </table:table-cell>
          <table:table-cell office:value-type="float" office:value="622189.371917214" calcext:value-type="float">
            <text:p><text:s/>6,22,189 </text:p>
          </table:table-cell>
          <table:table-cell office:value-type="float" office:value="643785.972202676" calcext:value-type="float">
            <text:p><text:s/>6,43,786 </text:p>
          </table:table-cell>
          <table:table-cell office:value-type="float" office:value="640201.592069852" calcext:value-type="float">
            <text:p><text:s/>6,40,202 </text:p>
          </table:table-cell>
          <table:table-cell office:value-type="float" office:value="603443.856673563" calcext:value-type="float">
            <text:p><text:s/>6,03,444 </text:p>
          </table:table-cell>
          <table:table-cell office:value-type="float" office:value="615727.060465982" calcext:value-type="float">
            <text:p><text:s/>6,15,727 </text:p>
          </table:table-cell>
          <table:table-cell office:value-type="float" office:value="595175.817338042" calcext:value-type="float">
            <text:p><text:s/>5,95,176 </text:p>
          </table:table-cell>
          <table:table-cell office:value-type="float" office:value="562261.489609427" calcext:value-type="float">
            <text:p><text:s/>5,62,261 </text:p>
          </table:table-cell>
          <table:table-cell office:value-type="float" office:value="582005.606897471" calcext:value-type="float">
            <text:p><text:s/>5,82,006 </text:p>
          </table:table-cell>
          <table:table-cell office:value-type="float" office:value="544779.120488246" calcext:value-type="float">
            <text:p><text:s/>5,44,779 </text:p>
          </table:table-cell>
          <table:table-cell office:value-type="float" office:value="497645.845824483" calcext:value-type="float">
            <text:p><text:s/>4,97,646 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54919.8984646976" calcext:value-type="float">
            <text:p><text:s/>54,920 </text:p>
          </table:table-cell>
          <table:table-cell office:value-type="float" office:value="55528.7023934738" calcext:value-type="float">
            <text:p><text:s/>55,529 </text:p>
          </table:table-cell>
          <table:table-cell office:value-type="float" office:value="57155.5690567801" calcext:value-type="float">
            <text:p><text:s/>57,156 </text:p>
          </table:table-cell>
          <table:table-cell office:value-type="float" office:value="56515.7913818081" calcext:value-type="float">
            <text:p><text:s/>56,516 </text:p>
          </table:table-cell>
          <table:table-cell office:value-type="float" office:value="55689.4567482369" calcext:value-type="float">
            <text:p><text:s/>55,689 </text:p>
          </table:table-cell>
          <table:table-cell office:value-type="float" office:value="56610.2956951386" calcext:value-type="float">
            <text:p><text:s/>56,610 </text:p>
          </table:table-cell>
          <table:table-cell office:value-type="float" office:value="57099.0479302342" calcext:value-type="float">
            <text:p><text:s/>57,099 </text:p>
          </table:table-cell>
          <table:table-cell office:value-type="float" office:value="56192.6514195982" calcext:value-type="float">
            <text:p><text:s/>56,193 </text:p>
          </table:table-cell>
          <table:table-cell office:value-type="float" office:value="56452.6332561364" calcext:value-type="float">
            <text:p><text:s/>56,453 </text:p>
          </table:table-cell>
          <table:table-cell office:value-type="float" office:value="57306.3699993382" calcext:value-type="float">
            <text:p><text:s/>57,306 </text:p>
          </table:table-cell>
          <table:table-cell office:value-type="float" office:value="59078.2013823231" calcext:value-type="float">
            <text:p><text:s/>59,078 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951296.99753032" calcext:value-type="float">
            <text:p><text:s/>19,51,297 </text:p>
          </table:table-cell>
          <table:table-cell office:value-type="float" office:value="1943408.78447289" calcext:value-type="float">
            <text:p><text:s/>19,43,409 </text:p>
          </table:table-cell>
          <table:table-cell office:value-type="float" office:value="1941277.61251031" calcext:value-type="float">
            <text:p><text:s/>19,41,278 </text:p>
          </table:table-cell>
          <table:table-cell office:value-type="float" office:value="1998224.05299112" calcext:value-type="float">
            <text:p><text:s/>19,98,224 </text:p>
          </table:table-cell>
          <table:table-cell office:value-type="float" office:value="2030418.52050108" calcext:value-type="float">
            <text:p><text:s/>20,30,419 </text:p>
          </table:table-cell>
          <table:table-cell office:value-type="float" office:value="2078056.46963038" calcext:value-type="float">
            <text:p><text:s/>20,78,056 </text:p>
          </table:table-cell>
          <table:table-cell office:value-type="float" office:value="2137876.41389332" calcext:value-type="float">
            <text:p><text:s/>21,37,876 </text:p>
          </table:table-cell>
          <table:table-cell office:value-type="float" office:value="2173820.07473046" calcext:value-type="float">
            <text:p><text:s/>21,73,820 </text:p>
          </table:table-cell>
          <table:table-cell office:value-type="float" office:value="2250544.81650205" calcext:value-type="float">
            <text:p><text:s/>22,50,545 </text:p>
          </table:table-cell>
          <table:table-cell office:value-type="float" office:value="2322349.07678236" calcext:value-type="float">
            <text:p><text:s/>23,22,349 </text:p>
          </table:table-cell>
          <table:table-cell office:value-type="float" office:value="2399605.43063311" calcext:value-type="float">
            <text:p><text:s/>23,99,605 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131625.286202448" calcext:value-type="float">
            <text:p><text:s/>1,31,625 </text:p>
          </table:table-cell>
          <table:table-cell office:value-type="float" office:value="137765.36558186" calcext:value-type="float">
            <text:p><text:s/>1,37,765 </text:p>
          </table:table-cell>
          <table:table-cell office:value-type="float" office:value="144918.632764712" calcext:value-type="float">
            <text:p><text:s/>1,44,919 </text:p>
          </table:table-cell>
          <table:table-cell office:value-type="float" office:value="141779.66936737" calcext:value-type="float">
            <text:p><text:s/>1,41,780 </text:p>
          </table:table-cell>
          <table:table-cell office:value-type="float" office:value="137855.078296338" calcext:value-type="float">
            <text:p><text:s/>1,37,855 </text:p>
          </table:table-cell>
          <table:table-cell office:value-type="float" office:value="135145.740121034" calcext:value-type="float">
            <text:p><text:s/>1,35,146 </text:p>
          </table:table-cell>
          <table:table-cell office:value-type="float" office:value="131683.888317655" calcext:value-type="float">
            <text:p><text:s/>1,31,684 </text:p>
          </table:table-cell>
          <table:table-cell office:value-type="float" office:value="127788.712855354" calcext:value-type="float">
            <text:p><text:s/>1,27,789 </text:p>
          </table:table-cell>
          <table:table-cell office:value-type="float" office:value="125211.495111208" calcext:value-type="float">
            <text:p><text:s/>1,25,211 </text:p>
          </table:table-cell>
          <table:table-cell office:value-type="float" office:value="123374.113339288" calcext:value-type="float">
            <text:p><text:s/>1,23,374 </text:p>
          </table:table-cell>
          <table:table-cell office:value-type="float" office:value="122327.811763962" calcext:value-type="float">
            <text:p><text:s/>1,22,328 </text:p>
          </table:table-cell>
        </table:table-row>
        <table:table-row table:style-name="ro1">
          <table:table-cell table:style-name="ce5" office:value-type="string" calcext:value-type="string">
            <text:p>West Bengal</text:p>
          </table:table-cell>
          <table:table-cell table:style-name="ce11" office:value-type="float" office:value="1055838.78857164" calcext:value-type="float">
            <text:p><text:s/>10,55,839 </text:p>
          </table:table-cell>
          <table:table-cell table:style-name="ce17" office:value-type="float" office:value="1163377.30414654" calcext:value-type="float">
            <text:p><text:s/>11,63,377 </text:p>
          </table:table-cell>
          <table:table-cell table:style-name="ce17" office:value-type="float" office:value="1217060.15918135" calcext:value-type="float">
            <text:p><text:s/>12,17,060 </text:p>
          </table:table-cell>
          <table:table-cell table:style-name="ce17" office:value-type="float" office:value="1209098.01476733" calcext:value-type="float">
            <text:p><text:s/>12,09,098 </text:p>
          </table:table-cell>
          <table:table-cell table:style-name="ce17" office:value-type="float" office:value="1166722.06551335" calcext:value-type="float">
            <text:p><text:s/>11,66,722 </text:p>
          </table:table-cell>
          <table:table-cell table:style-name="ce17" office:value-type="float" office:value="1084176.62952375" calcext:value-type="float">
            <text:p><text:s/>10,84,177 </text:p>
          </table:table-cell>
          <table:table-cell table:style-name="ce17" office:value-type="float" office:value="1078874.42608164" calcext:value-type="float">
            <text:p><text:s/>10,78,874 </text:p>
          </table:table-cell>
          <table:table-cell table:style-name="ce17" office:value-type="float" office:value="1067199.34933292" calcext:value-type="float">
            <text:p><text:s/>10,67,199 </text:p>
          </table:table-cell>
          <table:table-cell table:style-name="ce17" office:value-type="float" office:value="1050306.23006275" calcext:value-type="float">
            <text:p><text:s/>10,50,306 </text:p>
          </table:table-cell>
          <table:table-cell table:style-name="ce17" office:value-type="float" office:value="1035527.34880032" calcext:value-type="float">
            <text:p><text:s/>10,35,527 </text:p>
          </table:table-cell>
          <table:table-cell table:style-name="ce23" office:value-type="float" office:value="1017472.88404991" calcext:value-type="float">
            <text:p><text:s/>10,17,473 </text:p>
          </table:table-cell>
        </table:table-row>
        <table:table-row table:style-name="ro1">
          <table:table-cell table:style-name="ce6"/>
          <table:table-cell table:style-name="ce12" office:value-type="float" office:value="14176619.5476005" calcext:value-type="float">
            <text:p><text:s/>1,41,76,620 </text:p>
          </table:table-cell>
          <table:table-cell table:style-name="ce18" office:value-type="float" office:value="14485549.9238735" calcext:value-type="float">
            <text:p><text:s/>1,44,85,550 </text:p>
          </table:table-cell>
          <table:table-cell table:style-name="ce18" office:value-type="float" office:value="14726234.4357935" calcext:value-type="float">
            <text:p><text:s/>1,47,26,234 </text:p>
          </table:table-cell>
          <table:table-cell table:style-name="ce18" office:value-type="float" office:value="14725054.7150025" calcext:value-type="float">
            <text:p><text:s/>1,47,25,055 </text:p>
          </table:table-cell>
          <table:table-cell table:style-name="ce18" office:value-type="float" office:value="14508229.7098511" calcext:value-type="float">
            <text:p><text:s/>1,45,08,230 </text:p>
          </table:table-cell>
          <table:table-cell table:style-name="ce18" office:value-type="float" office:value="14459001.6314388" calcext:value-type="float">
            <text:p><text:s/>1,44,59,002 </text:p>
          </table:table-cell>
          <table:table-cell table:style-name="ce18" office:value-type="float" office:value="14448518.7964298" calcext:value-type="float">
            <text:p><text:s/>1,44,48,519 </text:p>
          </table:table-cell>
          <table:table-cell table:style-name="ce18" office:value-type="float" office:value="14301840.6108651" calcext:value-type="float">
            <text:p><text:s/>1,43,01,841 </text:p>
          </table:table-cell>
          <table:table-cell table:style-name="ce18" office:value-type="float" office:value="14420001.151062" calcext:value-type="float">
            <text:p><text:s/>1,44,20,001 </text:p>
          </table:table-cell>
          <table:table-cell table:style-name="ce18" office:value-type="float" office:value="14474835.0843144" calcext:value-type="float">
            <text:p><text:s/>1,44,74,835 </text:p>
          </table:table-cell>
          <table:table-cell table:style-name="ce24" office:value-type="float" office:value="14529295.6865109" calcext:value-type="float">
            <text:p><text:s/>1,45,29,29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loext:min-decimal-places="1" number:min-integer-digits="1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4" loext:min-decimal-places="4" number:min-integer-digits="1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3" loext:min-decimal-places="3" number:min-integer-digits="1"/>
    </number:number-style>
    <number:number-style style:name="N128">
      <number:number number:decimal-places="0" loext:min-decimal-places="0" number:min-integer-digits="1"/>
      <number:text> </number:text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0" loext:min-decimal-places="0" number:min-integer-digits="1" number:grouping="true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3:57:08.818488083</meta:creation-date>
    <dc:date>2020-04-26T23:57:33.491126689</dc:date>
    <meta:editing-duration>PT25S</meta:editing-duration>
    <meta:editing-cycles>1</meta:editing-cycles>
    <meta:document-statistic meta:table-count="1" meta:cell-count="467" meta:object-count="0"/>
    <meta:generator>LibreOffice/6.3.5.2$Linux_X86_64 LibreOffice_project/30$Build-2</meta:generator>
  </office:meta>
</office:document-meta>
</file>